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(0 #((1 1) (1 1) (0 3) (0 2)) 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((2 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0 #((0 2) (1 1) (0 1) (0 2)) 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NI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(1 #((0 2) (1 1) (0 1) (0 2)) NIL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(0 1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(0 #((0 1) (0 1) (0 1) (0 2)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((NIL 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(1 #((0 2) (0 1) (0 1) (0 2)) NIL)))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(3 1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(0 #((0 2) (0 1) (0 1) (0 1)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((NIL 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(1 #((0 3) (0 1) (0 1) (0 1)) NIL)))))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)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(3 1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0 #((1 1) (0 1) (0 3) (0 1)) 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NI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(1 #((1 1) (0 1) (0 3) (0 1)) NIL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(2 0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(0 #((0 2) (0 1) (0 1) (0 1)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((NIL 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(1 #((0 3) (0 1) (0 1) (0 1)) NIL))))))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(3 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0 #((0 1) (1 1) (0 3) (0 1)) 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NI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(1 #((0 1) (1 1) (0 3) (0 1)) NIL)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)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)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WenQuanYi Zen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14:17:07.894880533</meta:creation-date>
    <dc:date>2021-05-25T14:35:24.077475995</dc:date>
    <meta:editing-duration>PT7M5S</meta:editing-duration>
    <meta:editing-cycles>1</meta:editing-cycles>
    <meta:document-statistic meta:table-count="1" meta:cell-count="31" meta:object-count="0"/>
    <meta:generator>LibreOffice/7.1.1.2$Linux_X86_64 LibreOffice_project/10$Build-2</meta:generator>
  </office:meta>
</office:document-meta>
</file>